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#Reihe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EffHellgk./lux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#Reihe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EffHellgk./lux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#Reihe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EffHellgk./lux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#Reihe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EffHellgk./lux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#Reihe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EffHellgk./lux</text:p>
          </table:table-cell>
          <table:table-cell office:value-type="string" calcext:value-type="string">
            <text:p>Fehl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.4" calcext:value-type="float">
            <text:p>5,4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,3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.05" calcext:value-type="float">
            <text:p>5,05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8" calcext:value-type="float">
            <text:p>4,8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.8" calcext:value-type="float">
            <text:p>8,8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35" calcext:value-type="float">
            <text:p>8,35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,6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,6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.9" calcext:value-type="float">
            <text:p>5,9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,3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float" office:value="7.1" calcext:value-type="float">
            <text:p>7,1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,6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,4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.35" calcext:value-type="float">
            <text:p>6,35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.85" calcext:value-type="float">
            <text:p>8,85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5" calcext:value-type="float">
            <text:p>8,5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.75" calcext:value-type="float">
            <text:p>8,75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,7</text:p>
          </table:table-cell>
          <table:table-cell table:formula="of:=SQRT(0.02)" office:value-type="float" office:value="0.14142135623731" calcext:value-type="float">
            <text:p>0,14142135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6" calcext:value-type="float">
            <text:p>6,6</text:p>
          </table:table-cell>
          <table:table-cell table:formula="of:=SQRT(0.02)" office:value-type="float" office:value="0.14142135623731" calcext:value-type="float">
            <text:p>0,1414213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6:09:12.978987324</meta:creation-date>
    <dc:date>2016-03-21T16:24:00.807972557</dc:date>
    <meta:editing-duration>PT3M45S</meta:editing-duration>
    <meta:editing-cycles>1</meta:editing-cycles>
    <meta:document-statistic meta:table-count="1" meta:cell-count="100" meta:object-count="0"/>
    <meta:generator>LibreOffice/5.1.1.3$Linux_X86_64 LibreOffice_project/10m0$Build-3</meta:generator>
  </office:meta>
</office:document-meta>
</file>